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796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854cm" svg:y1="5.332cm" svg:x2="12.693cm" svg:y2="5.67cm" draw:start-shape="id1" draw:start-glue-point="1" draw:end-shape="id2" draw:end-glue-point="2" svg:d="M7854 5332c2584 0 2153 420 2717 692s2122 397 2122-354" svg:viewBox="0 0 4840 905">
          <text:p/>
        </draw:connector>
        <draw:frame draw:style-name="gr2" draw:text-style-name="P3" draw:layer="layout" svg:width="3.131cm" svg:height="1.029cm" svg:x="5.103cm" svg:y="1.325cm">
          <draw:text-box>
            <text:p text:style-name="P2"><text:span text:style-name="T1">Variable names</text:span></text:p>
            <text:p text:style-name="P2"><text:span text:style-name="T1">&amp; atomic data</text:span></text:p>
          </draw:text-box>
        </draw:frame>
        <draw:frame draw:style-name="gr3" draw:text-style-name="P3" draw:layer="layout" svg:width="3.122cm" svg:height="0.64cm" svg:x="10.104cm" svg:y="1.526cm">
          <draw:text-box>
            <text:p text:style-name="P2"><text:span text:style-name="T1">Aggregate data</text:span></text:p>
          </draw:text-box>
        </draw:frame>
        <draw:line draw:style-name="gr4" draw:text-style-name="P1" draw:layer="layout" svg:x1="8.867cm" svg:y1="1.325cm" svg:x2="8.874cm" svg:y2="6.207cm">
          <text:p/>
        </draw:line>
        <draw:line draw:style-name="gr4" draw:text-style-name="P1" draw:layer="layout" svg:x1="4.449cm" svg:y1="2.468cm" svg:x2="14.953cm" svg:y2="2.468cm">
          <text:p/>
        </draw:line>
        <draw:frame draw:style-name="gr5" draw:text-style-name="P4" xml:id="id3" draw:id="id3" draw:layer="layout" svg:width="2.132cm" svg:height="0.696cm" svg:x="5.732cm" svg:y="3.434cm">
          <draw:text-box>
            <text:p><text:span text:style-name="T2">stooges</text:span></text:p>
          </draw:text-box>
        </draw:frame>
        <draw:connector draw:style-name="gr1" draw:text-style-name="P1" draw:layer="layout" draw:type="curve" svg:x1="7.864cm" svg:y1="3.782cm" svg:x2="12.691cm" svg:y2="3.398cm" draw:start-shape="id3" draw:start-glue-point="1" draw:end-shape="id4" draw:end-glue-point="0" svg:d="M7864 3782c2574 0 2145-443 2708-727s2119-408 2119 343" svg:viewBox="0 0 4828 949">
          <text:p/>
        </draw:connector>
        <draw:frame draw:style-name="gr6" draw:text-style-name="P4" xml:id="id1" draw:id="id1" draw:layer="layout" svg:width="3.296cm" svg:height="0.696cm" svg:x="4.558cm" svg:y="4.984cm">
          <draw:text-box>
            <text:p><text:span text:style-name="T2">funny_people</text:span></text:p>
          </draw:text-box>
        </draw:frame>
        <draw:custom-shape draw:style-name="gr7" draw:text-style-name="P5" xml:id="id4" draw:id="id4" draw:layer="layout" svg:width="2.788cm" svg:height="0.762cm" svg:x="11.297cm" svg:y="3.398cm">
          <text:p text:style-name="P2"><text:span text:style-name="T3">"Larr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8cm" svg:height="0.762cm" svg:x="11.297cm" svg:y="4.153cm">
          <text:p text:style-name="P2"><text:span text:style-name="T3">"Beavi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2" draw:id="id2" draw:layer="layout" svg:width="2.786cm" svg:height="0.762cm" svg:x="11.3cm" svg:y="4.908cm">
          <text:p text:style-name="P2"><text:span text:style-name="T3">"Mo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6cm" svg:height="0.725cm" svg:x="10.653cm" svg:y="3.367cm">
          <draw:text-box>
            <text:p><text:span text:style-name="T4">0</text:span></text:p>
          </draw:text-box>
        </draw:frame>
        <draw:frame draw:style-name="gr9" draw:text-style-name="P6" draw:layer="layout" svg:width="0.847cm" svg:height="0.725cm" svg:x="10.651cm" svg:y="4.173cm">
          <draw:text-box>
            <text:p><text:span text:style-name="T4">1</text:span></text:p>
          </draw:text-box>
        </draw:frame>
        <draw:frame draw:style-name="gr9" draw:text-style-name="P6" draw:layer="layout" svg:width="0.845cm" svg:height="0.725cm" svg:x="10.645cm" svg:y="4.964cm">
          <draw:text-box>
            <text:p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9T15:21:14.396650011</dc:date>
    <meta:editing-duration>PT1H50M38S</meta:editing-duration>
    <meta:editing-cycles>17</meta:editing-cycles>
    <meta:generator>LibreOffice/6.0.7.3$Linux_X86_64 LibreOffice_project/00m0$Build-3</meta:generator>
    <meta:document-statistic meta:object-count="14"/>
  </office:meta>
</office:document-meta>
</file>